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6 449">
            <text:p>test_Parser(primitives): 0,6 449</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6">
            <text:p>0,6 sec</text:p>
          </table:table-cell>
          <table:table-cell table:style-name="ce158" table:formula="of:=TESTSTAT(&quot;count&quot;; [.B46])" office:value-type="float" office:value="449">
            <text:p>449</text:p>
          </table:table-cell>
          <table:table-cell table:style-name="ce160" table:formula="of:=[.E46]/[.D46]" office:value-type="float" office:value="748.333333333333">
            <text:p>748,3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0,8 280">
            <text:p>test_Parser(multiplicity): 0,8 280</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0.8">
            <text:p>0,8 sec</text:p>
          </table:table-cell>
          <table:table-cell table:style-name="ce158" table:formula="of:=TESTSTAT(&quot;count&quot;; [.B47])" office:value-type="float" office:value="280">
            <text:p>280</text:p>
          </table:table-cell>
          <table:table-cell table:style-name="ce160" table:formula="of:=[.E47]/[.D47]" office:value-type="float" office:value="350">
            <text:p>350,0 a/sec</text:p>
          </table:table-cell>
          <table:table-cell table:number-columns-repeated="4"/>
        </table:table-row>
        <table:table-row table:style-name="ro2">
          <table:table-cell/>
          <table:table-cell table:formula="of:=TEST_PARSER(&quot;basic&quot;)" office:value-type="string" office:string-value="test_Parser(basic): 1 310">
            <text:p>test_Parser(basic): 1 310</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
            <text:p>1,0 sec</text:p>
          </table:table-cell>
          <table:table-cell table:style-name="ce158" table:formula="of:=TESTSTAT(&quot;count&quot;; [.B48])" office:value-type="float" office:value="310">
            <text:p>310</text:p>
          </table:table-cell>
          <table:table-cell table:style-name="ce160" table:formula="of:=[.E48]/[.D48]" office:value-type="float" office:value="310">
            <text:p>310,0 a/sec</text:p>
          </table:table-cell>
          <table:table-cell table:number-columns-repeated="4"/>
        </table:table-row>
        <table:table-row table:style-name="ro2">
          <table:table-cell/>
          <table:table-cell table:formula="of:=TEST_PARSER(&quot;numbers&quot;)" office:value-type="string" office:string-value="test_Parser(numbers): 1,8 296">
            <text:p>test_Parser(numbers): 1,8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1.8">
            <text:p>1,8 sec</text:p>
          </table:table-cell>
          <table:table-cell table:style-name="ce158" table:formula="of:=TESTSTAT(&quot;count&quot;; [.B49])" office:value-type="float" office:value="296">
            <text:p>296</text:p>
          </table:table-cell>
          <table:table-cell table:style-name="ce160" table:formula="of:=[.E49]/[.D49]" office:value-type="float" office:value="164.444444444444">
            <text:p>164,4 a/sec</text:p>
          </table:table-cell>
          <table:table-cell table:number-columns-repeated="4"/>
        </table:table-row>
        <table:table-row table:style-name="ro2">
          <table:table-cell/>
          <table:table-cell table:formula="of:=TEST_PARSER(&quot;types&quot;)" office:value-type="string" office:string-value="test_Parser(types): 1,1 184">
            <text:p>test_Parser(types): 1,1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1">
            <text:p>1,1 sec</text:p>
          </table:table-cell>
          <table:table-cell table:style-name="ce158" table:formula="of:=TESTSTAT(&quot;count&quot;; [.B50])" office:value-type="float" office:value="184">
            <text:p>184</text:p>
          </table:table-cell>
          <table:table-cell table:style-name="ce160" table:formula="of:=[.E50]/[.D50]" office:value-type="float" office:value="167.272727272727">
            <text:p>167,3 a/sec</text:p>
          </table:table-cell>
          <table:table-cell table:number-columns-repeated="4"/>
        </table:table-row>
        <table:table-row table:style-name="ro2">
          <table:table-cell table:number-columns-repeated="3"/>
          <table:table-cell table:style-name="ce157" table:formula="of:=SUM([.D46:.D50])" office:value-type="float" office:value="5.3">
            <text:p>5,3 sec</text:p>
          </table:table-cell>
          <table:table-cell table:style-name="ce159" table:formula="of:=SUM([.E46:.E50])" office:value-type="float" office:value="1519">
            <text:p>1519</text:p>
          </table:table-cell>
          <table:table-cell table:style-name="ce161" table:formula="of:=[.E51]/[.D51]" office:value-type="float" office:value="286.603773584906">
            <text:p>286,6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4,6 1519">
            <text:p>test_Parser(all): 4,6 1519</text:p>
          </table:table-cell>
          <table:table-cell table:formula="of:=TESTSTAT(&quot;name&quot;; [.B53])" office:value-type="string" office:string-value="test_Parser(all):">
            <text:p>test_Parser(all):</text:p>
          </table:table-cell>
          <table:table-cell table:style-name="ce156" table:formula="of:=TESTSTAT(&quot;time&quot;; [.B53])" office:value-type="float" office:value="4.6">
            <text:p>4,6 sec</text:p>
          </table:table-cell>
          <table:table-cell table:style-name="ce158" table:formula="of:=TESTSTAT(&quot;count&quot;; [.B53])" office:value-type="float" office:value="1519">
            <text:p>1519</text:p>
          </table:table-cell>
          <table:table-cell table:style-name="ce160" table:formula="of:=[.E53]/[.D53]" office:value-type="float" office:value="330.217391304348">
            <text:p>330,2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2">22.04.2017</text:date>, <text:time>00:12: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2T00:12:08.40</dc:date>
    <meta:editing-duration>P140DT13H21M11S</meta:editing-duration>
    <meta:editing-cycles>432</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skip" Then
		result = True
	Else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applyP = _applyP(p, s, pos, False)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skip" Then
		applyP_skip = applyP_skip + 1
		result = _applyP(p.st, s, pos, True)
		If Not(isParseFailure(result)) Then
			'msgbox(toString(result))
			result(0) = Empty ' TODO: remove setting skipped result to Empty
		End If
	ElseIf p.tp = "return" Then
		applyP_return = applyP_return + 1
		If isUnderSkip Then
			result = Array(Empty, nxtPos)
		Else
			result = Array(p.st, nxtPos)
		End If
	ElseIf p.tp = "fail" Then
		applyP_fail = applyP_fail + 1
		result = parseFailure
	ElseIf p.tp = "item" Then
		applyP_item = applyP_item + 1
		If pos &lt;= Len(s) Then
			nxtPos = pos + 1
			If isUnderSkip Then
				result = Array(Empty, nxtPos)
			Else
				result = Array(Mid(s, pos, 1), nxtPos)
			End If
		Else
			result = parseFailure
		End If
	ElseIf p.tp = "str" Then
		applyP_str = applyP_str + 1
		Dim match As String
		Dim matchLen As Integer
		match = p.st
		matchLen = Len(match)
		If (Mid(s, pos, matchLen) = match) Then
			nxtPos = pos + matchLen
			If isUnderSkip Then
				result = Array(Empty, nxtPos)
			Else
				result = Array(match, nxtPos)
			End If
		Else
			result = parseFailure
		End If
		'MsgBox("str(" &amp; toString(match) &amp; "), s=" &amp; toString(s) &amp; ", pos=" &amp; toString(pos) &amp; ", matchLen=" &amp; toString(matchLen)_
		'	&amp; chr(13) &amp; "~&gt;" &amp; toString(result))
	ElseIf p.tp = "choice" Then
		applyP_choice = applyP_choice + 1
		innerParsers = p.st
		Do
			innerParser = car(innerParsers)
			result = _applyP(innerParser, s, pos, isUnderSkip)
			innerParsers = cdr(innerParsers)
		Loop Until (isNil(innerParsers) Or Not(isParseFailure(result)))
	ElseIf (p.tp = "many1") Then
		applyP_many1 = applyP_many1 + 1
		innerParser = p.st
		If isUnderSkip Then
			result = _applyP(innerParser, s, nxtPos, isUnderSkip)
			If Not(isParseFailure(result)) Then
				Dim dummyResult As Variant
				dummyResult = result
				Do
					nxtPos = dummyResult(1)
					dummyResult = _applyP(innerParser, s, nxtPos, isUnderSkip)
				Loop Until isParseFailure(dummyResult)
				result(1) = nxtPos
			End If
		Else
			Set lst = nil
			result = _applyP(innerParser, s, nxtPos, isUnderSkip)
			While Not(isParseFailure(result))
				nxtPos = result(1)
				Set lst = cons(result(0), lst)
				result = _applyP(innerParser, s, nxtPos, isUnderSkip)
			Wend
			If isNil(lst) Then
				result = parseFailure
			Else
				result = Array(reverse(lst), nxtPos)
			End If
		End If
	ElseIf p.tp = "bind" Then
		applyP_bind = applyP_bind + 1
		If isKreturn(p.st(1)) Then
			apply_bind_K_return = apply_bind_K_return + 1
		End If
		result = _applyP(p.st(0), s, pos, isUnderSkip)
		If Not(isParseFailure(result)) Then
			nxtPos = result(1)
			fResult = apply1(p.st(1), result(0))
			' do NOT access .tp on fResult - it's effectively as fixing fResult's type to Object...!
			result = _applyP(fResult, s, nxtPos, isUnderSkip)
		End If
	ElseIf p.tp = "seq" Then
		applyP_seq = applyP_seq + 1
		innerParsers = p.st(0)
		nxtPos = pos
		If isUnderSkip Then
			For i = LBound(innerParsers) To UBound(innerParsers)
				result = _applyP(innerParsers(i), s, nxtPos, isUnderSkip)
				If isParseFailure(result) Then
					Exit For
				End If
				nxtPos = result(1)
			Next		
		Else
			Dim iResults As Object
			iResults = nil
			For i = LBound(innerParsers) To UBound(innerParsers)
				result = _applyP(innerParsers(i), s, nxtPos, isUnderSkip)
				If isParseFailure(result) Then
					Exit For
				End If
				nxtPos = result(1)
				If Not(isPSkip(innerParsers(i))) Then
					iResults = cons(result(0), iResults)
				End If
			Next
			If Not(isParseFailure(result)) Then
				fResult = applyToList(p.st(1), reverse(iResults))
				' ATTENTION: do not reuse result, type of result value may not match
				'            and an implicit conversion might happen!
				result = Array(fResult, nxtPos)
			End If
		End If
	Else
		result = "unknown Parser '" &amp; p.tp &amp; "'"
		MsgBox("Error in applyP: " &amp; result)
	End If
	'If isUnderSkip And Not(isParseFailure(result)) Then
	'	assertEqual(result(0), Empty).x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str()
		test_Parser_choice()
		test_Parser_bind()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return: " &amp; applyP_return _
				&amp; chr(13) &amp; "apply_fail: " &amp; applyP_fail _
				&amp; chr(13) &amp; "apply_item: " &amp; applyP_item _
				&amp; chr(13) &amp; "apply_choice: " &amp; applyP_choice _
				&amp; chr(13) &amp; "apply_many1: " &amp; applyP_many1 _
				&amp; chr(13) &amp; "apply_str: " &amp; applyP_str _
				&amp; chr(13) &amp; "apply_seq: " &amp; applyP_seq _
				&amp; chr(13) &amp; "apply_skip: " &amp; applyP_skip _
				&amp; chr(13) &amp; "apply_bind: " &amp; applyP_bind _
				&amp; chr(13) &amp; "  (apply_bind_K_return: " &amp; apply_bind_K_return &amp; ")"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